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5" style:family="table-cell" style:parent-style-name="ConstantRemark" style:data-style-name="N61"/>
    <style:style style:name="ce94" style:family="table-cell" style:parent-style-name="ConstantValue" style:data-style-name="N61"/>
    <style:style style:name="ce96" style:family="table-cell" style:parent-style-name="PageHeading"/>
    <style:style style:name="ce97" style:family="table-cell" style:parent-style-name="CalcResult"/>
    <style:style style:name="ce222" style:family="table-cell" style:parent-style-name="CalcSeparator"/>
    <style:style style:name="ce114" style:family="table-cell" style:parent-style-name="Calc"/>
    <style:style style:name="ce99" style:family="table-cell" style:parent-style-name="CalcBoxBottom"/>
    <style:style style:name="ce161" style:family="table-cell" style:parent-style-name="CalcResult" style:data-style-name="N0"/>
    <style:style style:name="ce9" style:family="table-cell" style:parent-style-name="CalcResult"/>
    <style:style style:name="ce10" style:family="table-cell" style:parent-style-name="CalcBoxBottom"/>
    <style:style style:name="ce100" style:family="table-cell" style:parent-style-name="CalcResult" style:data-style-name="N0"/>
    <style:style style:name="ce101" style:family="table-cell" style:parent-style-name="CalcBoxBottom" style:data-style-name="N0"/>
    <style:style style:name="ce103" style:family="table-cell" style:parent-style-name="CalcColorBox"/>
    <style:style style:name="ce104" style:family="table-cell" style:parent-style-name="Calc"/>
    <style:style style:name="ce105" style:family="table-cell" style:parent-style-name="CalcRemark"/>
    <style:style style:name="ce106" style:family="table-cell" style:parent-style-name="CalcResult"/>
    <style:style style:name="ce107" style:family="table-cell" style:parent-style-name="Calc"/>
    <style:style style:name="ce108" style:family="table-cell" style:parent-style-name="CalcResultScientific"/>
    <style:style style:name="ce10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Calc">
      <style:text-properties style:font-name="DejaVu Sans2"/>
    </style:style>
    <style:style style:name="ce11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PageHeading">
      <style:map style:condition="cell-content()&lt;0" style:apply-style-name="CalcError" style:base-cell-address="Planet.A1"/>
    </style:style>
    <style:style style:name="ce113" style:family="table-cell" style:parent-style-name="Input"/>
    <style:style style:name="ce24" style:family="table-cell" style:parent-style-name="Calc"/>
    <style:style style:name="ce115" style:family="table-cell" style:parent-style-name="CalcResult"/>
    <style:style style:name="ce116" style:family="table-cell" style:parent-style-name="Calc"/>
    <style:style style:name="ce117" style:family="table-cell" style:parent-style-name="Calc"/>
    <style:style style:name="ce28" style:family="table-cell" style:parent-style-name="CalcBoxBottom"/>
    <style:style style:name="ce141" style:family="table-cell" style:parent-style-name="Input">
      <style:map style:condition="cell-content()&lt;0" style:apply-style-name="CalcError" style:base-cell-address="Planet.A1"/>
    </style:style>
    <style:style style:name="ce142" style:family="table-cell" style:parent-style-name="CalcResult">
      <style:map style:condition="cell-content()&lt;0" style:apply-style-name="CalcError" style:base-cell-address="Planet.A1"/>
    </style:style>
    <style:style style:name="ce31" style:family="table-cell" style:parent-style-name="Calc">
      <style:map style:condition="cell-content()&lt;0" style:apply-style-name="CalcError" style:base-cell-address="Planet.A1"/>
    </style:style>
    <style:style style:name="ce32" style:family="table-cell" style:parent-style-name="CalcResultScientific"/>
    <style:style style:name="ce33" style:family="table-cell" style:parent-style-name="CalcResult"/>
    <style:style style:name="ce152" style:family="table-cell" style:parent-style-name="CalcResultScientific"/>
    <style:style style:name="ce154" style:family="table-cell" style:parent-style-name="CalcResult"/>
    <style:style style:name="ce156" style:family="table-cell" style:parent-style-name="CalcResultScientific"/>
    <style:style style:name="ce157" style:family="table-cell" style:parent-style-name="CalcResult"/>
    <style:style style:name="ce159" style:family="table-cell" style:parent-style-name="Calc"/>
    <style:style style:name="ce162" style:family="table-cell" style:parent-style-name="Calc">
      <style:text-properties style:font-name-asian="DejaVu Sans" style:font-name-complex="DejaVu Sans"/>
    </style:style>
    <style:style style:name="ce16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Input">
      <style:map style:condition="cell-content()&lt;0" style:apply-style-name="CalcError" style:base-cell-address="Satellite.C29"/>
    </style:style>
    <style:style style:name="ce43" style:family="table-cell" style:parent-style-name="Calc">
      <style:map style:condition="cell-content()&lt;0" style:apply-style-name="CalcError" style:base-cell-address="Satellite.C29"/>
    </style:style>
    <style:style style:name="ce173" style:family="table-cell" style:parent-style-name="CalcResultScientific"/>
    <style:style style:name="ce45" style:family="table-cell" style:parent-style-name="CalcResult"/>
    <style:style style:name="ce175" style:family="table-cell" style:parent-style-name="Calc">
      <style:text-properties style:font-name="DejaVu Sans" style:font-name-asian="DejaVu Sans" style:font-name-complex="DejaVu Sans"/>
    </style:style>
    <style:style style:name="ce176" style:family="table-cell" style:parent-style-name="Calc">
      <style:text-properties style:font-name="DejaVu Sans2" style:font-name-asian="DejaVu Sans2" style:font-name-complex="DejaVu Sans2"/>
    </style:style>
    <style:style style:name="ce48" style:family="table-cell" style:parent-style-name="Calc">
      <style:map style:condition="cell-content()&lt;0" style:apply-style-name="CalcError" style:base-cell-address="Compact.C10"/>
    </style:style>
    <style:style style:name="ce181" style:family="table-cell" style:parent-style-name="CalcResultScientific">
      <style:text-properties style:font-name="DejaVu Sans3" style:font-name-complex="DejaVu Sans3"/>
    </style:style>
    <style:style style:name="ce183" style:family="table-cell" style:parent-style-name="CalcResultScientific">
      <style:text-properties style:font-name="DejaVu Sans3" style:font-name-complex="DejaVu Sans3"/>
    </style:style>
    <style:style style:name="ce184" style:family="table-cell" style:parent-style-name="Calc">
      <style:text-properties style:font-name="DejaVu Sans3" style:font-name-complex="DejaVu Sans3"/>
    </style:style>
    <style:style style:name="ce52" style:family="table-cell" style:parent-style-name="Calc"/>
    <style:style style:name="ce53" style:family="table-cell" style:parent-style-name="CalcBoxBottom"/>
    <style:style style:name="ce187" style:family="table-cell" style:parent-style-name="Calc">
      <style:text-properties style:font-name-asian="DejaVu Sans"/>
    </style:style>
    <style:style style:name="ce188" style:family="table-cell" style:parent-style-name="CalcResultScientific"/>
    <style:style style:name="ce189" style:family="table-cell" style:parent-style-name="CalcResultScientific">
      <style:text-properties style:font-name="DejaVu Sans3" style:font-name-asian="DejaVu Sans3" style:font-name-complex="DejaVu Sans3"/>
    </style:style>
    <style:style style:name="ce57" style:family="table-cell" style:parent-style-name="Calc">
      <style:text-properties style:font-name="DejaVu Sans3" style:font-name-complex="DejaVu Sans3"/>
    </style:style>
    <style:style style:name="ce191" style:family="table-cell" style:parent-style-name="CalcResultScientific"/>
    <style:style style:name="ce59" style:family="table-cell" style:parent-style-name="Calc"/>
    <style:style style:name="ce60" style:family="table-cell" style:parent-style-name="CalcResult"/>
    <style:style style:name="ce61" style:family="table-cell" style:parent-style-name="CalcBoxBottom"/>
    <style:style style:name="ce62" style:family="table-cell" style:parent-style-name="CalcResultScientific"/>
    <style:style style:name="ce63" style:family="table-cell" style:parent-style-name="CalcResult"/>
    <style:style style:name="ce64" style:family="table-cell" style:parent-style-name="CalcResult"/>
    <style:style style:name="ce65" style:family="table-cell" style:parent-style-name="Input"/>
    <style:style style:name="ce203" style:family="table-cell" style:parent-style-name="CalcResult">
      <style:text-properties style:font-name="DejaVu Sans3" style:font-name-complex="DejaVu Sans3"/>
    </style:style>
    <style:style style:name="ce204" style:family="table-cell" style:parent-style-name="Calc">
      <style:text-properties style:font-name="DejaVu Sans3" style:font-name-complex="DejaVu Sans3"/>
    </style:style>
    <style:style style:name="ce205" style:family="table-cell" style:parent-style-name="Calc">
      <style:text-properties style:font-name="DejaVu Sans3" style:font-name-complex="DejaVu Sans3"/>
    </style:style>
    <style:style style:name="ce69" style:family="table-cell" style:parent-style-name="CalcBoxBottom"/>
    <style:style style:name="ce207" style:family="table-cell" style:parent-style-name="CalcResult" style:data-style-name="N0"/>
    <style:style style:name="ce71" style:family="table-cell" style:parent-style-name="CalcResult"/>
    <style:style style:name="ce72" style:family="table-cell" style:parent-style-name="CalcResult"/>
    <style:style style:name="ce211" style:family="table-cell" style:parent-style-name="InterimResult" style:data-style-name="N0"/>
    <style:style style:name="ce74" style:family="table-cell" style:parent-style-name="CalcResultScientific"/>
    <style:style style:name="ce75" style:family="table-cell" style:parent-style-name="CalcResult"/>
    <style:style style:name="ce76" style:family="table-cell" style:parent-style-name="CalcResult" style:data-style-name="N0"/>
    <style:style style:name="ce77" style:family="table-cell" style:parent-style-name="CalcResultScientific"/>
    <style:style style:name="ce78" style:family="table-cell" style:parent-style-name="CalcResult"/>
    <style:style style:name="ce225" style:family="table-cell" style:parent-style-name="Calc" style:data-style-name="N0"/>
    <style:style style:name="ce80" style:family="table-cell" style:parent-style-name="CalcBoxBottom" style:data-style-name="N0"/>
    <style:style style:name="ce227" style:family="table-cell" style:parent-style-name="Input">
      <style:map style:condition="cell-content()&lt;0" style:apply-style-name="CalcError" style:base-cell-address="Travel.C16"/>
    </style:style>
    <style:style style:name="ce229" style:family="table-cell" style:parent-style-name="Calc">
      <style:map style:condition="cell-content()&lt;0" style:apply-style-name="CalcError" style:base-cell-address="Travel.C16"/>
    </style:style>
    <style:style style:name="ce230" style:family="table-cell" style:parent-style-name="CalcResultScientific"/>
    <style:style style:name="ce231" style:family="table-cell" style:parent-style-name="CalcResult" style:data-style-name="N0"/>
    <style:style style:name="ce85" style:family="table-cell" style:parent-style-name="Calc"/>
    <style:style style:name="ce86" style:family="table-cell" style:parent-style-name="Calc"/>
    <style:style style:name="ce87" style:family="table-cell" style:parent-style-name="CalcBoxBottom"/>
    <style:style style:name="ce233" style:family="table-cell" style:parent-style-name="CalcResult" style:data-style-name="N0"/>
    <style:style style:name="ce89" style:family="table-cell" style:parent-style-name="CalcResultScientific"/>
    <style:style style:name="ce90" style:family="table-cell" style:parent-style-name="CalcResult"/>
    <style:style style:name="ce239" style:family="table-cell" style:parent-style-name="CalcResult"/>
    <style:style style:name="ce241" style:family="table-cell" style:parent-style-name="CalcResult" style:data-style-name="N0"/>
    <style:style style:name="ce243"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4">
          <table:table-cell table:number-columns-repeated="64"/>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5">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94"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94"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7">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number-columns-repeated="4"/>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7">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94"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7">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94"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7">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7">
          <table:table-cell/>
          <table:table-cell table:style-name="Constant" table:number-columns-repeated="6"/>
          <table:table-cell table:number-columns-repeated="57"/>
        </table:table-row>
        <table:table-row table:style-name="ro7">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7">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7">
          <table:table-cell/>
          <table:table-cell table:style-name="Constant" table:number-columns-repeated="6"/>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95"/>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95"/>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95"/>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95"/>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95"/>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95"/>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ce9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9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22"/>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114"/>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14" office:value-type="string" calcext:value-type="string">
            <text:p>parsec =</text:p>
          </table:table-cell>
          <table:table-cell table:style-name="ce9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99"/>
          <table:table-cell table:style-name="CalcBoxBottom" table:number-columns-repeated="2"/>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61"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7"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7"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2"/>
          <table:table-cell table:number-columns-repeated="55"/>
        </table:table-row>
        <table:table-row table:style-name="ro5">
          <table:table-cell/>
          <table:table-cell table:style-name="Input" office:value-type="float" office:value="300" calcext:value-type="float">
            <text:p>300</text:p>
          </table:table-cell>
          <table:table-cell table:style-name="Calc" office:value-type="string" calcext:value-type="string">
            <text:p>K =</text:p>
          </table:table-cell>
          <table:table-cell table:style-name="ce97" table:formula="of:=ROUND([.H36]; 2)" office:value-type="float" office:value="26.85" calcext:value-type="float">
            <text:p>26,85</text:p>
          </table:table-cell>
          <table:table-cell table:style-name="Calc" office:value-type="string" calcext:value-type="string">
            <text:p>°C or</text:p>
          </table:table-cell>
          <table:table-cell table:style-name="ce97"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7">
          <table:table-cell/>
          <table:table-cell table:style-name="CalcSeparator" table:number-columns-repeated="6"/>
          <table:table-cell table:style-name="InterimResult" table:number-columns-repeated="2"/>
          <table:table-cell table:number-columns-repeated="55"/>
        </table:table-row>
        <table:table-row table:style-name="ro7">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20" calcext:value-type="float">
            <text:p>20</text:p>
          </table:table-cell>
          <table:table-cell table:style-name="Calc" office:value-type="string" calcext:value-type="string">
            <text:p>°C =</text:p>
          </table:table-cell>
          <table:table-cell table:style-name="ce97" table:formula="of:=ROUND([.H39]; 2)" office:value-type="float" office:value="293.15" calcext:value-type="float">
            <text:p>293,15</text:p>
          </table:table-cell>
          <table:table-cell table:style-name="Calc" office:value-type="string" calcext:value-type="string">
            <text:p>K or</text:p>
          </table:table-cell>
          <table:table-cell table:style-name="ce97"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7">
          <table:table-cell/>
          <table:table-cell table:style-name="CalcSeparator" table:number-columns-repeated="6"/>
          <table:table-cell table:style-name="InterimResult" table:number-columns-repeated="2"/>
          <table:table-cell table:number-columns-repeated="55"/>
        </table:table-row>
        <table:table-row table:style-name="ro7">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80" calcext:value-type="float">
            <text:p>80</text:p>
          </table:table-cell>
          <table:table-cell table:style-name="Calc" office:value-type="string" calcext:value-type="string">
            <text:p>°F =</text:p>
          </table:table-cell>
          <table:table-cell table:style-name="ce97" table:formula="of:=ROUND([.H42]; 2)" office:value-type="float" office:value="26.67" calcext:value-type="float">
            <text:p>26,67</text:p>
          </table:table-cell>
          <table:table-cell table:style-name="Calc" office:value-type="string" calcext:value-type="string">
            <text:p>°C or</text:p>
          </table:table-cell>
          <table:table-cell table:style-name="ce97"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7">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97" table:formula="of:=ROUND([.H48]; 8)" office:value-type="float" office:value="1000" calcext:value-type="float">
            <text:p>1000</text:p>
          </table:table-cell>
          <table:table-cell table:style-name="Calc" office:value-type="string" calcext:value-type="string">
            <text:p>mm or</text:p>
          </table:table-cell>
          <table:table-cell table:style-name="ce97"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49]; 8)" office:value-type="float" office:value="0.001" calcext:value-type="float">
            <text:p>0,001</text:p>
          </table:table-cell>
          <table:table-cell table:style-name="Calc" office:value-type="string" calcext:value-type="string">
            <text:p>km or</text:p>
          </table:table-cell>
          <table:table-cell table:style-name="ce97"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10">
          <table:table-cell/>
          <table:table-cell table:style-name="Calc" table:number-columns-repeated="2"/>
          <table:table-cell table:style-name="ce97" table:formula="of:=ROUND([.J49]; 8)" office:value-type="float" office:value="3.2808399" calcext:value-type="float">
            <text:p>3,2808399</text:p>
          </table:table-cell>
          <table:table-cell table:style-name="Calc" office:value-type="string" calcext:value-type="string">
            <text:p>ft or</text:p>
          </table:table-cell>
          <table:table-cell table:style-name="ce97"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10">
          <table:table-cell/>
          <table:table-cell table:style-name="ce97"/>
          <table:table-cell table:style-name="Calc"/>
          <table:table-cell table:style-name="ce97"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in =</text:p>
          </table:table-cell>
          <table:table-cell table:style-name="ce97" table:formula="of:=ROUND([.H54]; 8)" office:value-type="float" office:value="25.4" calcext:value-type="float">
            <text:p>25,4</text:p>
          </table:table-cell>
          <table:table-cell table:style-name="Calc" office:value-type="string" calcext:value-type="string">
            <text:p>mm or</text:p>
          </table:table-cell>
          <table:table-cell table:style-name="ce97"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55]; 8)" office:value-type="float" office:value="0.0254" calcext:value-type="float">
            <text:p>0,0254</text:p>
          </table:table-cell>
          <table:table-cell table:style-name="Calc" office:value-type="string" calcext:value-type="string">
            <text:p>m or</text:p>
          </table:table-cell>
          <table:table-cell table:style-name="ce97"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ft =</text:p>
          </table:table-cell>
          <table:table-cell table:style-name="ce97" table:formula="of:=ROUND([.H57]; 8)" office:value-type="float" office:value="304.8" calcext:value-type="float">
            <text:p>304,8</text:p>
          </table:table-cell>
          <table:table-cell table:style-name="Calc" office:value-type="string" calcext:value-type="string">
            <text:p>mm or</text:p>
          </table:table-cell>
          <table:table-cell table:style-name="ce97"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58]; 8)" office:value-type="float" office:value="0.3048" calcext:value-type="float">
            <text:p>0,3048</text:p>
          </table:table-cell>
          <table:table-cell table:style-name="Calc" office:value-type="string" calcext:value-type="string">
            <text:p>m or</text:p>
          </table:table-cell>
          <table:table-cell table:style-name="ce97"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yd =</text:p>
          </table:table-cell>
          <table:table-cell table:style-name="ce97" table:formula="of:=ROUND([.H60]; 8)" office:value-type="float" office:value="914.4" calcext:value-type="float">
            <text:p>914,4</text:p>
          </table:table-cell>
          <table:table-cell table:style-name="Calc" office:value-type="string" calcext:value-type="string">
            <text:p>mm or</text:p>
          </table:table-cell>
          <table:table-cell table:style-name="ce97"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61]; 8)" office:value-type="float" office:value="0.9144" calcext:value-type="float">
            <text:p>0,9144</text:p>
          </table:table-cell>
          <table:table-cell table:style-name="Calc" office:value-type="string" calcext:value-type="string">
            <text:p>m or</text:p>
          </table:table-cell>
          <table:table-cell table:style-name="ce97"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i =</text:p>
          </table:table-cell>
          <table:table-cell table:style-name="ce97" table:formula="of:=ROUND([.H63]; 8)" office:value-type="float" office:value="1609344" calcext:value-type="float">
            <text:p>1609344</text:p>
          </table:table-cell>
          <table:table-cell table:style-name="Calc" office:value-type="string" calcext:value-type="string">
            <text:p>mm or</text:p>
          </table:table-cell>
          <table:table-cell table:style-name="ce97"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64]; 8)" office:value-type="float" office:value="1609.344" calcext:value-type="float">
            <text:p>1609,344</text:p>
          </table:table-cell>
          <table:table-cell table:style-name="Calc" office:value-type="string" calcext:value-type="string">
            <text:p>m or</text:p>
          </table:table-cell>
          <table:table-cell table:style-name="ce97"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² =</text:p>
          </table:table-cell>
          <table:table-cell table:style-name="ce97" table:formula="of:=ROUND([.H70]; 8)" office:value-type="float" office:value="10000" calcext:value-type="float">
            <text:p>10000</text:p>
          </table:table-cell>
          <table:table-cell table:style-name="Calc" office:value-type="string" calcext:value-type="string">
            <text:p>cm² or</text:p>
          </table:table-cell>
          <table:table-cell table:style-name="ce97"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71]; 8)" office:value-type="float" office:value="10.76386755" calcext:value-type="float">
            <text:p>10,76386755</text:p>
          </table:table-cell>
          <table:table-cell table:style-name="Calc" office:value-type="string" calcext:value-type="string">
            <text:p>sq ft or</text:p>
          </table:table-cell>
          <table:table-cell table:style-name="ce97"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10">
          <table:table-cell/>
          <table:table-cell table:style-name="ce97"/>
          <table:table-cell table:style-name="Calc"/>
          <table:table-cell table:style-name="ce97" table:formula="of:=ROUND([.J71]; 8)" office:value-type="float" office:value="0.00000039" calcext:value-type="float">
            <text:p>3,9E-07</text:p>
          </table:table-cell>
          <table:table-cell table:style-name="Calc" office:value-type="string" calcext:value-type="string">
            <text:p>sq mi</text:p>
          </table:table-cell>
          <table:table-cell table:style-name="ce97"/>
          <table:table-cell table:style-name="Calc"/>
          <table:table-cell table:style-name="InterimResult" table:number-columns-repeated="3"/>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ft =</text:p>
          </table:table-cell>
          <table:table-cell table:style-name="ce97" table:formula="of:=ROUND([.H75]; 8)" office:value-type="float" office:value="929.0341" calcext:value-type="float">
            <text:p>929,0341</text:p>
          </table:table-cell>
          <table:table-cell table:style-name="Calc" office:value-type="string" calcext:value-type="string">
            <text:p>cm² or</text:p>
          </table:table-cell>
          <table:table-cell table:style-name="ce97"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acre =</text:p>
          </table:table-cell>
          <table:table-cell table:style-name="ce97" table:formula="of:=ROUND([.H78]; 8)" office:value-type="float" office:value="40468730" calcext:value-type="float">
            <text:p>40468730</text:p>
          </table:table-cell>
          <table:table-cell table:style-name="Calc" office:value-type="string" calcext:value-type="string">
            <text:p>cm² or</text:p>
          </table:table-cell>
          <table:table-cell table:style-name="ce97"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mi =</text:p>
          </table:table-cell>
          <table:table-cell table:style-name="ce97" table:formula="of:=ROUND([.H81]; 8)" office:value-type="float" office:value="25899881103.36" calcext:value-type="float">
            <text:p>25899881103,36</text:p>
          </table:table-cell>
          <table:table-cell table:style-name="Calc" office:value-type="string" calcext:value-type="string">
            <text:p>cm² or</text:p>
          </table:table-cell>
          <table:table-cell table:style-name="ce97"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³ =</text:p>
          </table:table-cell>
          <table:table-cell table:style-name="ce97" table:formula="of:=ROUND([.H88]; 8)" office:value-type="float" office:value="1000" calcext:value-type="float">
            <text:p>1000</text:p>
          </table:table-cell>
          <table:table-cell table:style-name="Calc" office:value-type="string" calcext:value-type="string">
            <text:p>l or</text:p>
          </table:table-cell>
          <table:table-cell table:style-name="ce97"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89]; 8)" office:value-type="float" office:value="61023.74409473" calcext:value-type="float">
            <text:p>61023,74409473</text:p>
          </table:table-cell>
          <table:table-cell table:style-name="Calc" office:value-type="string" calcext:value-type="string">
            <text:p>cu in or</text:p>
          </table:table-cell>
          <table:table-cell table:style-name="ce97"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10">
          <table:table-cell/>
          <table:table-cell table:style-name="ce97"/>
          <table:table-cell table:style-name="Calc"/>
          <table:table-cell table:style-name="ce97" table:formula="of:=ROUND([.J89]; 8)" office:value-type="float" office:value="0" calcext:value-type="float">
            <text:p>0</text:p>
          </table:table-cell>
          <table:table-cell table:style-name="Calc" office:value-type="string" calcext:value-type="string">
            <text:p>cu mi</text:p>
          </table:table-cell>
          <table:table-cell table:style-name="ce97"/>
          <table:table-cell table:style-name="Calc"/>
          <table:table-cell table:style-name="InterimResult" table:number-columns-repeated="3"/>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in =</text:p>
          </table:table-cell>
          <table:table-cell table:style-name="ce97" table:formula="of:=ROUND([.H93]; 8)" office:value-type="float" office:value="0.01638706" calcext:value-type="float">
            <text:p>0,01638706</text:p>
          </table:table-cell>
          <table:table-cell table:style-name="Calc" office:value-type="string" calcext:value-type="string">
            <text:p>l or</text:p>
          </table:table-cell>
          <table:table-cell table:style-name="ce97"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ft =</text:p>
          </table:table-cell>
          <table:table-cell table:style-name="ce97" table:formula="of:=ROUND([.H96]; 8)" office:value-type="float" office:value="28.31684659" calcext:value-type="float">
            <text:p>28,31684659</text:p>
          </table:table-cell>
          <table:table-cell table:style-name="Calc" office:value-type="string" calcext:value-type="string">
            <text:p>l or</text:p>
          </table:table-cell>
          <table:table-cell table:style-name="ce97"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mi =</text:p>
          </table:table-cell>
          <table:table-cell table:style-name="ce97" table:formula="of:=ROUND([.H99]; 8)" office:value-type="float" office:value="4168181825440.58" calcext:value-type="float">
            <text:p>4168181825440,58</text:p>
          </table:table-cell>
          <table:table-cell table:style-name="Calc" office:value-type="string" calcext:value-type="string">
            <text:p>l or</text:p>
          </table:table-cell>
          <table:table-cell table:style-name="ce97"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kg =</text:p>
          </table:table-cell>
          <table:table-cell table:style-name="ce97" table:formula="of:=ROUND([.H106]; 8)" office:value-type="float" office:value="1000" calcext:value-type="float">
            <text:p>1000</text:p>
          </table:table-cell>
          <table:table-cell table:style-name="Calc" office:value-type="string" calcext:value-type="string">
            <text:p>g or</text:p>
          </table:table-cell>
          <table:table-cell table:style-name="ce97"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107]; 8)" office:value-type="float" office:value="35.27396195" calcext:value-type="float">
            <text:p>35,27396195</text:p>
          </table:table-cell>
          <table:table-cell table:style-name="Calc" office:value-type="string" calcext:value-type="string">
            <text:p>oz or</text:p>
          </table:table-cell>
          <table:table-cell table:style-name="ce97"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10">
          <table:table-cell/>
          <table:table-cell table:style-name="ce97"/>
          <table:table-cell table:style-name="Calc"/>
          <table:table-cell table:style-name="ce97" table:formula="of:=ROUND([.J107]; 8)" office:value-type="float" office:value="0.00110231" calcext:value-type="float">
            <text:p>0,00110231</text:p>
          </table:table-cell>
          <table:table-cell table:style-name="Calc" office:value-type="string" calcext:value-type="string">
            <text:p>tons</text:p>
          </table:table-cell>
          <table:table-cell table:style-name="ce97"/>
          <table:table-cell table:style-name="Calc"/>
          <table:table-cell table:style-name="InterimResult" table:number-columns-repeated="3"/>
          <table:table-cell table:number-columns-repeated="54"/>
        </table:table-row>
        <table:table-row table:style-name="ro7">
          <table:table-cell/>
          <table:table-cell table:style-name="CalcSeparator" table:number-columns-repeated="6"/>
          <table:table-cell table:style-name="InterimResult" table:number-columns-repeated="3"/>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oz =</text:p>
          </table:table-cell>
          <table:table-cell table:style-name="ce97" table:formula="of:=ROUND([.H111]; 8)" office:value-type="float" office:value="28.34952313" calcext:value-type="float">
            <text:p>28,34952313</text:p>
          </table:table-cell>
          <table:table-cell table:style-name="Calc" office:value-type="string" calcext:value-type="string">
            <text:p>g or</text:p>
          </table:table-cell>
          <table:table-cell table:style-name="ce97"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lbs =</text:p>
          </table:table-cell>
          <table:table-cell table:style-name="ce97" table:formula="of:=ROUND([.H114]; 8)" office:value-type="float" office:value="453.59237" calcext:value-type="float">
            <text:p>453,59237</text:p>
          </table:table-cell>
          <table:table-cell table:style-name="Calc" office:value-type="string" calcext:value-type="string">
            <text:p>g or</text:p>
          </table:table-cell>
          <table:table-cell table:style-name="ce97"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7">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tons =</text:p>
          </table:table-cell>
          <table:table-cell table:style-name="ce97" table:formula="of:=ROUND([.H117]; 8)" office:value-type="float" office:value="907184.74" calcext:value-type="float">
            <text:p>907184,74</text:p>
          </table:table-cell>
          <table:table-cell table:style-name="Calc" office:value-type="string" calcext:value-type="string">
            <text:p>g or</text:p>
          </table:table-cell>
          <table:table-cell table:style-name="ce97"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10">
          <table:table-cell/>
          <table:table-cell table:style-name="Calc" table:number-columns-repeated="2"/>
          <table:table-cell table:style-name="ce97"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7">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calcext:conditional-formats>
          <calcext:conditional-format calcext:target-range-address="Conversion.A1:Conversion.A1 Conversion.B51:Conversion.B51 Conversion.B72:Conversion.B72 Conversion.B90:Conversion.B90 Conversion.B108:Conversion.B108 Conversion.D54:Conversion.D55 Conversion.D57:Conversion.D58 Conversion.D60:Conversion.D61 Conversion.D63:Conversion.D64 Conversion.D75:Conversion.D76 Conversion.D78:Conversion.D79 Conversion.D81:Conversion.D82 Conversion.D93:Conversion.D94 Conversion.D96:Conversion.D97 Conversion.D99:Conversion.D100 Conversion.D111:Conversion.D112 Conversion.D114:Conversion.D115 Conversion.D117:Conversion.D118 Conversion.F54:Conversion.F55 Conversion.F57:Conversion.F58 Conversion.F60:Conversion.F61 Conversion.F63:Conversion.F64 Conversion.F75:Conversion.F75 Conversion.F78:Conversion.F78 Conversion.F81:Conversion.F81 Conversion.F93:Conversion.F93 Conversion.F96:Conversion.F96 Conversion.F99:Conversion.F99 Conversion.F111:Conversion.F111 Conversion.F114:Conversion.F114 Conversion.F117:Conversion.F117 Conversion.D36:Conversion.D36 Conversion.D39:Conversion.D39 Conversion.F36:Conversion.F36 Conversion.F39:Conversion.F39 Conversion.F42:Conversion.F42 Conversion.D42:Conversion.D42 Conversion.D27:Conversion.D27 Conversion.D30:Conversion.D30 Conversion.C10:Conversion.C13 Conversion.D9:Conversion.D9 Conversion.D12:Conversion.D12 Conversion.F48:Conversion.F50 Conversion.D48:Conversion.D51 Conversion.F70:Conversion.F72 Conversion.D70:Conversion.D72 Conversion.F88:Conversion.F90 Conversion.D88:Conversion.D90 Conversion.F106:Conversion.F108 Conversion.D106:Conversion.D108">
            <calcext:condition calcext:apply-style-name="CalcError" calcext:value="is-error" calcext:base-cell-address="Conversion.A1"/>
          </calcext:conditional-format>
        </calcext:conditional-formats>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0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0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7">
          <table:table-cell/>
          <table:table-cell table:style-name="CalcBoxBottom"/>
          <table:table-cell table:style-name="ce10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9" table:formula="of:=IF([.E30] &gt;= 1000; FIXED([.E30]; 0); ROUND([.E30]; 2))" office:value-type="float" office:value="85.51" calcext:value-type="float">
            <text:p>85,51</text:p>
          </table:table-cell>
          <table:table-cell table:style-name="ce11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7">
          <table:table-cell/>
          <table:table-cell table:style-name="CalcBoxBottom"/>
          <table:table-cell table:style-name="ce1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0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0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0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1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0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06" table:formula="of:=FIXED([.G52]; 2)" office:value-type="string" office:string-value="4,83" calcext:value-type="string">
            <text:p>4,83</text:p>
          </table:table-cell>
          <table:table-cell table:style-name="ce11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07"/>
          <table:table-cell table:style-name="ce11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06" table:formula="of:=FIXED([.G54] * RadiusSun; 0)" office:value-type="string" office:string-value="696.340" calcext:value-type="string">
            <text:p>696.340</text:p>
          </table:table-cell>
          <table:table-cell table:style-name="ce111" office:value-type="string" calcext:value-type="string">
            <text:p>km, or</text:p>
          </table:table-cell>
          <table:table-cell table:style-name="ce10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06"/>
          <table:table-cell table:style-name="ce111"/>
          <table:table-cell table:style-name="ce10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0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0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0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0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0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07"/>
          <table:table-cell table:style-name="Calc"/>
          <table:table-cell table:style-name="ce10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0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1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5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5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5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5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5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5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1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2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1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64"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15" table:formula="of:=ROUND([.G29]; 2)" office:value-type="float" office:value="9.82" calcext:value-type="float">
            <text:p>9,82</text:p>
          </table:table-cell>
          <table:table-cell table:style-name="Calc" office:value-type="string" calcext:value-type="string">
            <text:p>m/s² or</text:p>
          </table:table-cell>
          <table:table-cell table:style-name="ce11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1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64"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1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1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2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1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8"/>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41"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2" table:formula="of:=COM.MICROSOFT.IFS([.E43] &lt; 10; ROUND([.E43]; 4); [.E43] &lt; 100; ROUND([.E43]; 2); [.E43] &lt; 10^12; FIXED([.E43]; 0); [.E43] &gt;= 10^12; [.E43])" office:value-type="float" office:value="1" calcext:value-type="float">
            <text:p>1</text:p>
          </table:table-cell>
          <table:table-cell table:style-name="Calc" office:value-type="string" calcext:value-type="string">
            <text:p>AU</text:p>
          </table:table-cell>
          <table:table-cell table:style-name="InterimResult" table:formula="of:=[.C42]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3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32" table:formula="of:=IF([.E45] &lt; 10^12; FIXED([.E45]; 0); [.E45])"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2] * 1000)^3) / (GravitationalConstant * ([.C41]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3" table:formula="of:=COM.MICROSOFT.CONCAT(FIXED([.E46]; 0); &quot;d &quot;; [.F46]; &quot;h &quot;; [.G46]; &quot;m &quot;; [.H46]; &quot;s&quot;)" office:value-type="string" office:string-value="365d 6h 11m 14s" calcext:value-type="string">
            <text:p>365d 6h 11m 14s</text:p>
          </table:table-cell>
          <table:table-cell table:style-name="Calc"/>
          <table:table-cell table:style-name="InterimResult" table:formula="of:=INT([.E45] / 86400)" office:value-type="float" office:value="365" calcext:value-type="float">
            <text:p>365</text:p>
          </table:table-cell>
          <table:table-cell table:style-name="InterimResult" table:formula="of:=INT(([.C45] - ([.E46] * 86400)) / 3600)" office:value-type="float" office:value="6" calcext:value-type="float">
            <text:p>6</text:p>
          </table:table-cell>
          <table:table-cell table:style-name="InterimResult" table:formula="of:=INT((([.C45] - ([.E46] * 86400)) - ([.F46] * 3600)) / 60)" office:value-type="float" office:value="11" calcext:value-type="float">
            <text:p>11</text:p>
          </table:table-cell>
          <table:table-cell table:style-name="InterimResult" table:formula="of:=[.C45] - ( [.E46] * 86400 ) - ([.F46] * 3600) - ([.G46]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6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55]"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3] * EarthMass) * (([.C62] * 2 * 1000) / ([.C54]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6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59]"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57] * EarthMass) * (([.C62] * 2 * 1000) / ([.C58]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52" table:formula="of:=[.E64]"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55] + [.E59]"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54" table:formula="of:=ROUND([.E65]; 4)" office:value-type="float" office:value="1" calcext:value-type="float">
            <text:p>1</text:p>
          </table:table-cell>
          <table:table-cell table:style-name="ce164" office:value-type="string" calcext:value-type="string">
            <text:p>× ⊕</text:p>
          </table:table-cell>
          <table:table-cell table:style-name="InterimResult" table:formula="of:=[.E64]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1];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1]))"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2];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2]))"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33" table:formula="of:=FIXED([.G73]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3]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15" table:formula="of:=IF([.G77] &gt;= 1000; FIXED([.G77]; 0); ROUND([.G77]; 3))" office:value-type="float" office:value="0.953" calcext:value-type="float">
            <text:p>0,953</text:p>
          </table:table-cell>
          <table:table-cell table:style-name="Calc" office:value-type="string" calcext:value-type="string">
            <text:p>AU to</text:p>
          </table:table-cell>
          <table:table-cell table:style-name="ce115" table:formula="of:=IF([.G78] &gt;= 1000; FIXED([.G78]; 0); ROUND([.G78]; 3))" office:value-type="float" office:value="1.374" calcext:value-type="float">
            <text:p>1,374</text:p>
          </table:table-cell>
          <table:table-cell table:style-name="Calc" office:value-type="string" calcext:value-type="string">
            <text:p>AU</text:p>
          </table:table-cell>
          <table:table-cell table:style-name="InterimResult" table:formula="of:=SQRT(([.C71] + [.C72])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15" table:formula="of:=FIXED([.G77] * AstroUnit / 1000; 0)" office:value-type="string" office:string-value="142.635.973" calcext:value-type="string">
            <text:p>142.635.973</text:p>
          </table:table-cell>
          <table:table-cell table:style-name="Calc" office:value-type="string" calcext:value-type="string">
            <text:p>km to</text:p>
          </table:table-cell>
          <table:table-cell table:style-name="ce115" table:formula="of:=FIXED([.G7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1] + [.C72])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33" table:formula="of:=FIXED([.G80]; 1)" office:value-type="string" office:string-value="254,0" calcext:value-type="string">
            <text:p>254,0</text:p>
          </table:table-cell>
          <table:table-cell table:style-name="Calc" office:value-type="string" calcext:value-type="string">
            <text:p>K or</text:p>
          </table:table-cell>
          <table:table-cell table:style-name="ce33" table:formula="of:=FIXED([.G80]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4]) * (LuminositySun * ([.C71] + [.C72]))) / (16 * PI() * ([.C73]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33" table:formula="of:=FIXED([.G81]; 1)" office:value-type="string" office:string-value="287,5" calcext:value-type="string">
            <text:p>287,5</text:p>
          </table:table-cell>
          <table:table-cell table:style-name="Calc" office:value-type="string" calcext:value-type="string">
            <text:p>K or</text:p>
          </table:table-cell>
          <table:table-cell table:style-name="ce33" table:formula="of:=FIXED([.G81] + AbsoluteZero; 1)" office:value-type="string" office:string-value="14,3" calcext:value-type="string">
            <text:p>14,3</text:p>
          </table:table-cell>
          <table:table-cell table:style-name="Calc" office:value-type="string" calcext:value-type="string">
            <text:p>°C</text:p>
          </table:table-cell>
          <table:table-cell table:style-name="InterimResult" table:formula="of:=[.G80] * (1 / (1 - ([.C75]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33" table:formula="of:=COM.MICROSOFT.IFS([.H83] &lt; 10; ROUND([.H83]; 4); [.H83] &lt; 100; ROUND([.H83]; 2); [.H83] &gt;= 100; FIXED([.H83]; 0))" office:value-type="string" office:string-value="400.000" calcext:value-type="string">
            <text:p>400.000</text:p>
          </table:table-cell>
          <table:table-cell table:style-name="ce110" office:value-type="string" calcext:value-type="string">
            <text:p>× full Moon or</text:p>
          </table:table-cell>
          <table:table-cell table:style-name="ce33" table:formula="of:=COM.MICROSOFT.IFS([.I83] &lt; 10; ROUND([.I83]; 4); [.I83] &lt; 100; ROUND([.I83]; 2); [.I83] &gt;= 100; FIXED([.I83]; 0))" office:value-type="string" office:string-value="10.000" calcext:value-type="string">
            <text:p>10.000</text:p>
          </table:table-cell>
          <table:table-cell table:style-name="ce165" office:value-type="string" calcext:value-type="string">
            <text:p>× street light or</text:p>
          </table:table-cell>
          <table:table-cell table:style-name="InterimResult" table:formula="of:=([.C71] + [.C72]) / [.C73]^2" office:value-type="float" office:value="1" calcext:value-type="float">
            <text:p>1</text:p>
          </table:table-cell>
          <table:table-cell table:style-name="InterimResult" table:formula="of:=[.G83] * (IllumDirectSun / IllumFullMoon)" office:value-type="float" office:value="400000" calcext:value-type="float">
            <text:p>400000</text:p>
          </table:table-cell>
          <table:table-cell table:style-name="InterimResult" table:formula="of:=[.G83]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33" table:formula="of:=COM.MICROSOFT.IFS([.H84] &lt; 10; ROUND([.H84]; 4); [.H84] &lt; 100; ROUND([.H84]; 2); [.H84] &gt;= 100; FIXED([.H84]; 0))" office:value-type="string" office:string-value="250" calcext:value-type="string">
            <text:p>250</text:p>
          </table:table-cell>
          <table:table-cell table:style-name="Calc" office:value-type="string" calcext:value-type="string">
            <text:p><text:span text:style-name="T3">×</text:span> sunset or</text:p>
          </table:table-cell>
          <table:table-cell table:style-name="ce33" table:formula="of:=COM.MICROSOFT.IFS([.I84] &lt; 10; ROUND([.I84]; 4); [.I84] &lt; 100; ROUND([.I84]; 2); [.I84] &gt;= 100; FIXED([.I84]; 0))" office:value-type="float" office:value="5" calcext:value-type="float">
            <text:p>5</text:p>
          </table:table-cell>
          <table:table-cell table:style-name="ce110" office:value-type="string" calcext:value-type="string">
            <text:p>× daylight or</text:p>
          </table:table-cell>
          <table:table-cell table:style-name="InterimResult"/>
          <table:table-cell table:style-name="InterimResult" table:formula="of:=[.G83] * (IllumDirectSun / IllumSunset)" office:value-type="float" office:value="250" calcext:value-type="float">
            <text:p>250</text:p>
          </table:table-cell>
          <table:table-cell table:style-name="InterimResult" table:formula="of:=[.G83]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33" table:formula="of:=COM.MICROSOFT.IFS([.G83] &lt; 10; ROUND([.G83]; 4); [.G83] &lt; 100; ROUND([.G83]; 2); [.G83] &gt;= 100; FIXED([.G83]; 0))" office:value-type="float" office:value="1" calcext:value-type="float">
            <text:p>1</text:p>
          </table:table-cell>
          <table:table-cell table:style-name="ce110" office:value-type="string" calcext:value-type="string">
            <text:p>× direct sun or</text:p>
          </table:table-cell>
          <table:table-cell table:style-name="ce33" table:formula="of:=FIXED([.G85];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3])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41"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41"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31"/>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98];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4]^2 * ([.C95]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99] &gt;= 1000; FIXED([.E99]; 0); ROUND([.E99]; 1))" office:value-type="float" office:value="40.6" calcext:value-type="float">
            <text:p>40,6</text:p>
          </table:table-cell>
          <table:table-cell table:style-name="Calc" office:value-type="string" calcext:value-type="string">
            <text:p>/km²</text:p>
          </table:table-cell>
          <table:table-cell table:style-name="InterimResult" table:formula="of:=([.C96] * 1000000) / [.E98]"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07]; 0)" office:value-type="string" office:string-value="2.000" calcext:value-type="string">
            <text:p>2.000</text:p>
          </table:table-cell>
          <table:table-cell table:style-name="Calc" office:value-type="string" calcext:value-type="string">
            <text:p>km²</text:p>
          </table:table-cell>
          <table:table-cell table:style-name="InterimResult" table:formula="of:=([.C105] * 1000000) / [.C106]"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77:Planet.C78 Planet.E77:Planet.E78 Planet.C33:Planet.C36 Planet.E29:Planet.E29 Planet.C26:Planet.C31">
            <calcext:condition calcext:apply-style-name="CalcError" calcext:value="is-error" calcext:base-cell-address="Planet.C26"/>
          </calcext:conditional-format>
          <calcext:conditional-format calcext:target-range-address="Planet.C33:Planet.C33 Planet.C45:Planet.C46 Planet.C77:Planet.C78 Planet.C80:Planet.C81 Planet.C83:Planet.C85 Planet.E73:Planet.E73 Planet.E77:Planet.E78 Planet.E80:Planet.E81 Planet.E83:Planet.E85 Planet.C28:Planet.C31 Planet.E29:Planet.E29">
            <calcext:condition calcext:apply-style-name="CalcError" calcext:value="is-error" calcext:base-cell-address="Planet.C28"/>
          </calcext:conditional-format>
          <calcext:conditional-format calcext:target-range-address="Planet.A1:Planet.A1 Planet.C42:Planet.C44 Planet.C95:Planet.C97">
            <calcext:condition calcext:apply-style-name="CalcError" calcext:value="&lt;0" calcext:base-cell-address="Planet.A1"/>
          </calcext:conditional-format>
          <calcext:conditional-format calcext:target-range-address="Planet.C55:Planet.C55 Planet.C59:Planet.C59 Planet.C64:Planet.C65">
            <calcext:condition calcext:apply-style-name="CalcError" calcext:value="is-error" calcext:base-cell-address="Planet.C55"/>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75"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0" office:value-type="string" calcext:value-type="string">
            <text:p>lux or</text:p>
          </table:table-cell>
          <table:table-cell table:style-name="CalcResult" table:formula="of:=FIXED([.H17]; 2)" office:value-type="string" office:string-value="-12,74" calcext:value-type="string">
            <text:p>-12,74</text:p>
          </table:table-cell>
          <table:table-cell table:style-name="ce11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76"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8"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4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7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5" table:formula="of:=COM.MICROSOFT.CONCAT(FIXED([.E32]; 0); &quot;d &quot;; [.F32]; &quot;h &quot;; [.G32]; &quot;m &quot;; [.H32]; &quot;s&quot;)" office:value-type="string" office:string-value="27d 10h 50m 39s" calcext:value-type="string">
            <text:p>27d 10h 50m 39s</text:p>
          </table:table-cell>
          <table:table-cell table:style-name="ce43"/>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87" office:value-type="string" calcext:value-type="string">
            <text:p>m☉, equivalent to</text:p>
          </table:table-cell>
          <table:table-cell table:style-name="ce18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8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8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8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8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8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8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83"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88"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7">
          <table:table-cell/>
          <table:table-cell table:style-name="Calc"/>
          <table:table-cell table:style-name="ce18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5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53"/>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9"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91"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91" table:formula="of:=COM.MICROSOFT.IFS([.G15] &lt; 10; FIXED([.G15]; 4); [.G15] &lt; 100; FIXED([.G15]; 2); [.G15] &lt; 10^9; FIXED([.G15]; 0); [.G15] &gt;= 10^9; [.G15])" office:value-type="float" office:value="9162978572.97023" calcext:value-type="float">
            <text:p>9,16E+09</text:p>
          </table:table-cell>
          <table:table-cell table:style-name="Calc" office:value-type="string" calcext:value-type="string">
            <text:p><text:span text:style-name="T5">×</text:span> lightning bolt or</text:p>
          </table:table-cell>
          <table:table-cell table:style-name="ce191"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91"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91"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91"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91"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60"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61"/>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60"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3"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61"/>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4"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2" table:formula="of:=[.G28]" office:value-type="float" office:value="4.8E+017" calcext:value-type="float">
            <text:p>4,80E+17</text:p>
          </table:table-cell>
          <table:table-cell table:style-name="Calc" office:value-type="string" calcext:value-type="string">
            <text:p>kg, corresponding to</text:p>
          </table:table-cell>
          <table:table-cell table:style-name="ce62"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2"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2"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2"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2"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2"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2"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2"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2" table:formula="of:=COM.MICROSOFT.IFS([.G34] &lt; 10; FIXED([.G34]; 4); [.G34] &lt; 100; FIXED([.G34]; 2); [.G34] &lt; 10^9; FIXED([.G34]; 0); [.G34] &gt;= 10^9; [.G34])" office:value-type="float" office:value="793650793650794" calcext:value-type="float">
            <text:p>7,94E+14</text:p>
          </table:table-cell>
          <table:table-cell table:style-name="ce110" office:value-type="string" calcext:value-type="string">
            <text:p>× Hiroshima bomb or</text:p>
          </table:table-cell>
          <table:table-cell table:style-name="ce62"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2"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62" table:formula="of:=COM.MICROSOFT.IFS([.H35] &lt; 10; FIXED([.H35]; 4); [.H35] &lt; 100; FIXED([.H35]; 2); [.H35] &lt; 10^9; FIXED([.H35]; 0); [.H35] &gt;= 10^9; [.H35])" office:value-type="string" office:string-value="5.000" calcext:value-type="string">
            <text:p>5.000</text:p>
          </table:table-cell>
          <table:table-cell table:style-name="ce11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2" table:formula="of:=COM.MICROSOFT.IFS([.G36] &lt; 10; FIXED([.G36]; 4); [.G36] &lt; 100; FIXED([.G36]; 2); [.G36] &lt; 10^9; FIXED([.G36]; 0); [.G36] &gt;= 10^9; [.G36])" office:value-type="string" office:string-value="0,4032" calcext:value-type="string">
            <text:p>0,4032</text:p>
          </table:table-cell>
          <table:table-cell table:style-name="ce165" office:value-type="string" calcext:value-type="string">
            <text:p>× Moon destruction or</text:p>
          </table:table-cell>
          <table:table-cell table:style-name="ce62" table:formula="of:=COM.MICROSOFT.IFS([.H36] &lt; 10; FIXED([.H36]; 4); [.H36] &lt; 100; FIXED([.H36]; 2); [.H36] &lt; 10^9; FIXED([.H36]; 0); [.H36] &gt;= 10^9; [.H36])" office:value-type="string" office:string-value="0,0002" calcext:value-type="string">
            <text:p>0,0002</text:p>
          </table:table-cell>
          <table:table-cell table:style-name="ce165"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2" table:formula="of:=COM.MICROSOFT.IFS([.G37] &lt; 10; FIXED([.G37]; 4); [.G37] &lt; 100; FIXED([.G37]; 2); [.G37] &lt; 10^9; FIXED([.G37]; 0); [.G37] &gt;= 10^9; [.G37])" office:value-type="string" office:string-value="0,0000" calcext:value-type="string">
            <text:p>0,0000</text:p>
          </table:table-cell>
          <table:table-cell table:style-name="ce165" office:value-type="string" calcext:value-type="string">
            <text:p>× Jupiter destruction or</text:p>
          </table:table-cell>
          <table:table-cell table:style-name="ce62" table:formula="of:=COM.MICROSOFT.IFS([.H37] &lt; 10; FIXED([.H37]; 4); [.H37] &lt; 100; FIXED([.H37]; 2); [.H37] &lt; 10^9; FIXED([.H37]; 0); [.H37] &gt;= 10^9; [.H37])" office:value-type="string" office:string-value="0,0000" calcext:value-type="string">
            <text:p>0,0000</text:p>
          </table:table-cell>
          <table:table-cell table:style-name="ce165"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5"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5" office:value-type="float" office:value="1" calcext:value-type="float">
            <text:p>1</text:p>
          </table:table-cell>
          <table:table-cell table:style-name="Calc" office:value-type="string" calcext:value-type="string">
            <text:p>g, or</text:p>
          </table:table-cell>
          <table:table-cell table:style-name="ce72"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0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20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0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9"/>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07" table:formula="of:=FIXED([.G21]; 0)" office:value-type="string" office:string-value="500" calcext:value-type="string">
            <text:p>500</text:p>
          </table:table-cell>
          <table:table-cell table:style-name="Calc" office:value-type="string" calcext:value-type="string">
            <text:p>nm, photon rate peak:</text:p>
          </table:table-cell>
          <table:table-cell table:style-name="ce207"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07"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07"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71"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07"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11"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07"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07"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11" table:formula="of:=COM.MICROSOFT.IFS([.C20] &lt; 6000; 0; [.C20] &lt; 6800; ([.C20] - 6000) / 8; [.C20] &lt; 7600; 100; [.C20] &lt; 8400; 100 - (([.C20] - 7600) / 8); [.C20]; 0)" office:value-type="float" office:value="0" calcext:value-type="float">
            <text:p>0</text:p>
          </table:table-cell>
          <table:table-cell table:style-name="ce211"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71"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07"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11"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4"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4"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4"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0] &lt; 10; ROUND([.E20]; 4); [.E20] &lt; 100; ROUND([.E20]; 2); [.E20] &lt; 10^9; FIXED([.E20]; 0); [.E20] &gt;= 10^9; [.E20])" office:value-type="string" office:string-value="78.337" calcext:value-type="string">
            <text:p>78.337</text:p>
          </table:table-cell>
          <table:table-cell table:style-name="ce11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1] &lt; 10; ROUND([.E21]; 4); [.E21] &lt; 100; ROUND([.E21]; 2); [.E21] &lt; 10^9; FIXED([.E21]; 0); [.E21] &gt;= 10^9; [.E21])" office:value-type="string" office:string-value="6.229" calcext:value-type="string">
            <text:p>6.229</text:p>
          </table:table-cell>
          <table:table-cell table:style-name="ce11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2] &lt; 10; ROUND([.E22]; 4); [.E22] &lt; 100; ROUND([.E22]; 2); [.E22] &lt; 10^9; FIXED([.E22]; 0); [.E22] &gt;= 10^9; [.E22])" office:value-type="string" office:string-value="1.502" calcext:value-type="string">
            <text:p>1.502</text:p>
          </table:table-cell>
          <table:table-cell table:style-name="ce11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6" table:formula="of:=COM.MICROSOFT.IFS([.E23] &lt; 10; ROUND([.E23]; 4); [.E23] &lt; 100; ROUND([.E23]; 2); [.E23] &lt; 10^9; FIXED([.E23]; 0); [.E23] &gt;= 10^9; [.E23])" office:value-type="float" office:value="0" calcext:value-type="float">
            <text:p>0</text:p>
          </table:table-cell>
          <table:table-cell table:style-name="ce11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4] &lt; 10; ROUND([.E24]; 4); [.E24] &lt; 100; ROUND([.E24]; 2); [.E24] &lt; 10^9; FIXED([.E24]; 0); [.E24] &gt;= 10^9; [.E24])" office:value-type="float" office:value="0" calcext:value-type="float">
            <text:p>0</text:p>
          </table:table-cell>
          <table:table-cell table:style-name="ce11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7"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8"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25" office:value-type="string" calcext:value-type="string">
            <text:p>parsec/h =</text:p>
          </table:table-cell>
          <table:table-cell table:style-name="ce241"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8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2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2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30"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1"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7">
          <table:table-cell/>
          <table:table-cell table:style-name="Calc"/>
          <table:table-cell table:style-name="ce85"/>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6"/>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8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29"/>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33" table:formula="of:=ROUND([.E29]; 4)" office:value-type="float" office:value="1.1547" calcext:value-type="float">
            <text:p>1,1547</text:p>
          </table:table-cell>
          <table:table-cell table:style-name="ce110"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33" table:formula="of:=ROUND(1 / [.E29]; 4)" office:value-type="float" office:value="0.866" calcext:value-type="float">
            <text:p>0,866</text:p>
          </table:table-cell>
          <table:table-cell table:style-name="ce11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0"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27" office:value-type="float" office:value="11200" calcext:value-type="float">
            <text:p>11200</text:p>
          </table:table-cell>
          <table:table-cell table:style-name="Calc" office:value-type="string" calcext:value-type="string">
            <text:p>m/s or</text:p>
          </table:table-cell>
          <table:table-cell table:style-name="ce90"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ce227" office:value-type="float" office:value="49" calcext:value-type="float">
            <text:p>49</text:p>
          </table:table-cell>
          <table:table-cell table:style-name="Calc" office:value-type="string" calcext:value-type="string">
            <text:p>m/s² or</text:p>
          </table:table-cell>
          <table:table-cell table:style-name="ce90"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29"/>
          <table:table-cell table:style-name="Calc"/>
          <table:table-cell table:style-name="ce24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9" table:formula="of:=IF([.G40] &lt; 10^9; FIXED([.G40]; 0); [.G40])" office:value-type="string" office:string-value="229" calcext:value-type="string">
            <text:p>229</text:p>
          </table:table-cell>
          <table:table-cell table:style-name="ce243" office:value-type="string" calcext:value-type="string">
            <text:p>s or</text:p>
          </table:table-cell>
          <table:table-cell table:style-name="ce90"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0" table:formula="of:=IF([.G41] &lt; 10^9; FIXED([.G41]; 0); [.G41])" office:value-type="string" office:string-value="1.280.000" calcext:value-type="string">
            <text:p>1.280.000</text:p>
          </table:table-cell>
          <table:table-cell table:style-name="ce243" office:value-type="string" calcext:value-type="string">
            <text:p>m or</text:p>
          </table:table-cell>
          <table:table-cell table:style-name="ce90"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239"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239"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9:Travel.C10 Travel.C18:Travel.C22">
            <calcext:condition calcext:apply-style-name="CalcError" calcext:value="is-error" calcext:base-cell-address="Travel.C9"/>
          </calcext:conditional-format>
          <calcext:conditional-format calcext:target-range-address="Travel.C18:Travel.C19 Travel.D9:Travel.D9">
            <calcext:condition calcext:apply-style-name="CalcError" calcext:value="is-error" calcext:base-cell-address="Travel.C9"/>
          </calcext:conditional-format>
          <calcext:conditional-format calcext:target-range-address="Travel.C18:Travel.C19 Travel.C29:Travel.C30 Travel.D9:Travel.D9">
            <calcext:condition calcext:apply-style-name="CalcError" calcext:value="is-error" calcext:base-cell-address="Travel.C9"/>
          </calcext:conditional-format>
          <calcext:conditional-format calcext:target-range-address="Travel.C40:Travel.D41 Travel.E36:Travel.E41">
            <calcext:condition calcext:apply-style-name="CalcError" calcext:value="is-error" calcext:base-cell-address="Travel.C36"/>
          </calcext:conditional-format>
          <calcext:conditional-format calcext:target-range-address="Travel.C16:Travel.C17 Travel.C28:Travel.C28 Travel.C37:Travel.C39">
            <calcext:condition calcext:apply-style-name="CalcError" calcext:value="&lt;0" calcext:base-cell-address="Travel.C16"/>
          </calcext:conditional-format>
          <calcext:conditional-format calcext:target-range-address="Travel.C51:Travel.C52">
            <calcext:condition calcext:apply-style-name="CalcError" calcext:value="is-error" calcext:base-cell-address="Travel.C51"/>
          </calcext:conditional-format>
        </calcext:conditional-formats>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5"/>
        <table:named-range table:name="AircraftCarrierMass" table:base-cell-address="$Constants.$F$25" table:cell-range-address="$Constants.$C$46"/>
        <table:named-range table:name="AlbedoEarth" table:base-cell-address="$Constants.$F$19" table:cell-range-address="$Constants.$F$65"/>
        <table:named-range table:name="AlbedoMoon" table:base-cell-address="$Constants.$C$20" table:cell-range-address="$Constants.$C$65"/>
        <table:named-range table:name="AngDiamMoon" table:base-cell-address="$Constants.$C$110" table:cell-range-address="$Constants.$C$42"/>
        <table:named-range table:name="AngDiamSun" table:base-cell-address="$Constants.$F$23" table:cell-range-address="$Constants.$F$42"/>
        <table:named-range table:name="AstroUnit" table:base-cell-address="$Constants.$E$7" table:cell-range-address="$Constants.$C$72"/>
        <table:named-range table:name="AtmosphericAbsorptionEarth" table:base-cell-address="$Constants.$F$106" table:cell-range-address="$Constants.$C$69"/>
        <table:named-range table:name="CeresMass" table:base-cell-address="$Constants.$C$33" table:cell-range-address="$Constants.$F$48"/>
        <table:named-range table:name="CubicFoot" table:base-cell-address="$Constants.$F$44" table:cell-range-address="$Constants.$C$87"/>
        <table:named-range table:name="CubicInch" table:base-cell-address="$Constants.$C$44" table:cell-range-address="$Constants.$F$86"/>
        <table:named-range table:name="CubicMile" table:base-cell-address="$Constants.$C$45" table:cell-range-address="$Constants.$F$87"/>
        <table:named-range table:name="DensityNeutronium" table:base-cell-address="$Constants.$F$29" table:cell-range-address="$Constants.$C$59"/>
        <table:named-range table:name="DiracConstant" table:base-cell-address="$Constants.$F$124" table:cell-range-address="$Constants.$C$27"/>
        <table:named-range table:name="EarthCrustMass" table:base-cell-address="$Constants.$F$26" table:cell-range-address="$Constants.$C$48"/>
        <table:named-range table:name="EarthDensity" table:base-cell-address="$Constants.$C$15" table:cell-range-address="$Constants.$C$63"/>
        <table:named-range table:name="EarthEscapeVelocity" table:base-cell-address="$Constants.$F$35" table:cell-range-address="$Constants.$F$55"/>
        <table:named-range table:name="EarthGravity" table:base-cell-address="$Constants.$C$16" table:cell-range-address="$Constants.$C$55"/>
        <table:named-range table:name="EarthMass" table:base-cell-address="$Constants.$F$14" table:cell-range-address="$Constants.$F$49"/>
        <table:named-range table:name="EarthRadius" table:base-cell-address="$Constants.$C$35" table:cell-range-address="$Constants.$F$39"/>
        <table:named-range table:name="EiffelTowerMass" table:base-cell-address="$Constants.$C$25" table:cell-range-address="$Constants.$F$45"/>
        <table:named-range table:name="EnergyChicxulub" table:base-cell-address="$Constants.$C$13" table:cell-range-address="$Constants.$F$32"/>
        <table:named-range table:name="EnergyEarthDestruction" table:base-cell-address="$Constants.$C$14" table:cell-range-address="$Constants.$F$35"/>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2"/>
        <table:named-range table:name="GizaPyramidMass" table:base-cell-address="$Constants.$C$32" table:cell-range-address="$Constants.$C$47"/>
        <table:named-range table:name="GoldenGateBridgeMass" table:base-cell-address="$Constants.$C$26" table:cell-range-address="$Constants.$F$46"/>
        <table:named-range table:name="GravitationalConstant" table:base-cell-address="$Constants.$F$15" table:cell-range-address="$Constants.$C$53"/>
        <table:named-range table:name="HalleysCometMass" table:base-cell-address="$Constants.$F$32" table:cell-range-address="$Constants.$F$47"/>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3"/>
        <table:named-range table:name="InternationalInch" table:base-cell-address="$Constants.$C$39" table:cell-range-address="$Constants.$C$83"/>
        <table:named-range table:name="InternationalMile" table:base-cell-address="$Constants.$F$40" table:cell-range-address="$Constants.$F$84"/>
        <table:named-range table:name="InternationalYard" table:base-cell-address="$Constants.$C$40" table:cell-range-address="$Constants.$C$84"/>
        <table:named-range table:name="IronAbundanceCrust" table:base-cell-address="$Constants.$C$27" table:cell-range-address="$Constants.$C$67"/>
        <table:named-range table:name="IronAbundanceEarth" table:base-cell-address="$Constants.$F$27" table:cell-range-address="$Constants.$F$67"/>
        <table:named-range table:name="ISSMass" table:base-cell-address="$Constants.$F$31" table:cell-range-address="$Constants.$C$45"/>
        <table:named-range table:name="JupiterMass" table:base-cell-address="$Constants.$C$37" table:cell-range-address="$Constants.$C$50"/>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8"/>
        <table:named-range table:name="LuminositySun" table:base-cell-address="$Constants.$C$21" table:cell-range-address="$Constants.$C$19"/>
        <table:named-range table:name="MoonMass" table:base-cell-address="$Constants.$F$33" table:cell-range-address="$Constants.$C$49"/>
        <table:named-range table:name="MoonTidalForceEarth" table:base-cell-address="$Constants.$C$36" table:cell-range-address="$Constants.$C$56"/>
        <table:named-range table:name="NeutroniumEnergyDensity" table:base-cell-address="$Constants.$C$30" table:cell-range-address="$Constants.$F$59"/>
        <table:named-range table:name="NeutroniumHalflife" table:base-cell-address="$Constants.$F$30" table:cell-range-address="$Constants.$C$60"/>
        <table:named-range table:name="NeutronMeanLifetime" table:base-cell-address="$Constants.$C$31" table:cell-range-address="$Constants.$F$60"/>
        <table:named-range table:name="Ounce" table:base-cell-address="$Constants.$C$42" table:cell-range-address="$Constants.$C$88"/>
        <table:named-range table:name="ParsecInLY" table:base-cell-address="$Constants.$C$10" table:cell-range-address="$Constants.$C$81"/>
        <table:named-range table:name="PhotonDistributionConstant" table:base-cell-address="$Constants.$C$38" table:cell-range-address="$Constants.$F$12"/>
        <table:named-range table:name="Pound" table:base-cell-address="$Constants.$F$42" table:cell-range-address="$Constants.$F$88"/>
        <table:named-range table:name="RadiusMoon" table:base-cell-address="$Constants.$F$24" table:cell-range-address="$Constants.$C$39"/>
        <table:named-range table:name="RadiusSun" table:base-cell-address="$Constants.$F$22" table:cell-range-address="$Constants.$C$40"/>
        <table:named-range table:name="SecondsInYear" table:base-cell-address="$Constants.$C$36" table:cell-range-address="$Constants.$C$75"/>
        <table:named-range table:name="SemiMajorAxisMoon" table:base-cell-address="$Constants.$C$23" table:cell-range-address="$Constants.$F$72"/>
        <table:named-range table:name="SquareFoot" table:base-cell-address="$Constants.$F$43" table:cell-range-address="$Constants.$C$85"/>
        <table:named-range table:name="SquareMile" table:base-cell-address="$Constants.$F$41" table:cell-range-address="$Constants.$C$86"/>
        <table:named-range table:name="StefanBoltzmannConstant" table:base-cell-address="$Constants.$F$107" table:cell-range-address="$Constants.$C$17"/>
        <table:named-range table:name="SunMass" table:base-cell-address="$Constants.$F$16" table:cell-range-address="$Constants.$F$50"/>
        <table:named-range table:name="SunTidalForceEarth" table:base-cell-address="$Constants.$F$36" table:cell-range-address="$Constants.$F$56"/>
        <table:named-range table:name="TemperatureSun" table:base-cell-address="$Constants.$E$6" table:cell-range-address="$Constants.$F$14"/>
        <table:named-range table:name="Ton" table:base-cell-address="$Constants.$C$43" table:cell-range-address="$Constants.$C$89"/>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1">00.00.0000</text:date>, <text:time style:data-style-name="N2" text:time-value="18:14:40.18687756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377" meta:object-count="0"/>
  </office:meta>
</office:document-meta>
</file>